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6"/>
    <style:style style:name="P4" style:family="paragraph" style:parent-style-name="Standard" style:list-style-name="L7"/>
    <style:style style:name="P5" style:family="paragraph" style:parent-style-name="Standard" style:list-style-name="L8"/>
    <style:style style:name="P6" style:family="paragraph" style:parent-style-name="Standard" style:list-style-name="L9"/>
    <style:style style:name="P7" style:family="paragraph" style:parent-style-name="Standard" style:list-style-name="L13"/>
    <style:style style:name="P8" style:family="paragraph" style:parent-style-name="Standard">
      <style:paragraph-properties fo:padding="0.049cm" fo:border="0.002cm solid #000000" style:shadow="none"/>
    </style:style>
    <style:style style:name="P9" style:family="paragraph" style:parent-style-name="Text_20_body" style:list-style-name="L11"/>
    <style:style style:name="P10" style:family="paragraph" style:parent-style-name="Text_20_body" style:list-style-name="L14"/>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 have a pre-existing mongoDb database of tv shows named <text:span text:style-name="T1">mediasData</text:span>, with a collection named <text:span text:style-name="T1">tvShows</text:span> of 240 documents.</text:p>
      <text:p text:style-name="Standard"/>
      <text:h text:style-name="Heading_20_3" text:outline-level="3">Use Cases</text:h>
      <text:p text:style-name="Standard">I want to create a user interface and practice on the topic of <text:span text:style-name="T1">read operations</text:span>. </text:p>
      <text:p text:style-name="Standard"/>
      <text:list xml:id="list3167065172502203057" text:style-name="L3">
        <text:list-item>
          <text:p text:style-name="P2">The user should be able to retrieve all available datas for a random tv show.</text:p>
          <text:p text:style-name="P2"/>
        </text:list-item>
        <text:list-item>
          <text:p text:style-name="P2">The user should be able to consult a catalog of <text:span text:style-name="T1">name, genres, summary, runtime </text:span><text:span text:style-name="T3">and</text:span><text:span text:style-name="T1"> rating</text:span> for each available shows ordered by descending runtimes. </text:p>
          <text:p text:style-name="P2"/>
        </text:list-item>
        <text:list-item>
          <text:p text:style-name="P2">The user should be able to query the database, to find avaible tv shows:</text:p>
        </text:list-item>
      </text:list>
      <text:list xml:id="list6488748842410376498" text:style-name="L2">
        <text:list-item>
          <text:list>
            <text:list-header>
              <text:p text:style-name="P1">of a preferred duration limit </text:p>
              <text:p text:style-name="P1">of preferred genres</text:p>
              <text:p text:style-name="P1">with a keyword present in the summary</text:p>
            </text:list-header>
          </text:list>
        </text:list-item>
      </text:list>
      <text:p text:style-name="Standard"/>
      <text:h text:style-name="Heading_20_3" text:outline-level="3">Querying Strategies</text:h>
      <text:p text:style-name="Standard"/>
      <text:list xml:id="list1585327873682807411" text:style-name="L6">
        <text:list-item>
          <text:p text:style-name="P3">use case 1: each document has a field called 'id' besides the required '_id' field (type: ObjectId), which values ranked from 1 to 240. We may filter out the select query with a random number between 1 and 240 as follow: </text:p>
          <text:list>
            <text:list-header>
              <text:p text:style-name="P3">db.tvShows.find({id: <text:span text:style-name="T2">a random number</text:span>}).pretty()</text:p>
              <text:p text:style-name="P3"/>
            </text:list-header>
          </text:list>
        </text:list-item>
        <text:list-item>
          <text:p text:style-name="P3">use case 2: since we will only need a substract of all the datas available per titles, we will make use of a projection. We have more fields to exclude from result set of the query than fields to include, we will thus specify which fields to include. We will also display 20 titles per page (a total of 12 pages). as follow: </text:p>
          <text:list>
            <text:list-header>
              <text:p text:style-name="P3">db.tvShows.find({},{name: 1, genres: 1, summary: 1, runtime: 1, "rating.average": 1}).sort({runtime: -1})</text:p>
              <text:p text:style-name="P3"/>
            </text:list-header>
          </text:list>
        </text:list-item>
        <text:list-item>
          <text:p text:style-name="P3">use case 3: </text:p>
          <text:list>
            <text:list-header>
              <text:p text:style-name="P3">- 3.1. of a preferred duration (lower than included): </text:p>
              <text:p text:style-name="P3">db.tvShows.find({runtime: {$lte: <text:span text:style-name="T2">a number of choice</text:span>}}).sort({runtime: -1})</text:p>
              <text:p text:style-name="P3">- 3.2. of preferred genres:</text:p>
            </text:list-header>
          </text:list>
        </text:list-item>
      </text:list>
      <text:list xml:id="list1138730353714411087" text:style-name="L7">
        <text:list-item>
          <text:list>
            <text:list-item>
              <text:list>
                <text:list-item>
                  <text:list>
                    <text:list-item>
                      <text:p text:style-name="P4">3.2.a. at least one genre, and specifying if 1 or more mixed-genres:</text:p>
                    </text:list-item>
                  </text:list>
                </text:list-item>
              </text:list>
            </text:list-item>
          </text:list>
        </text:list-item>
      </text:list>
      <text:list xml:id="list38651937" text:continue-list="list1585327873682807411" text:style-name="L6">
        <text:list-item>
          <text:list>
            <text:list-header>
              <text:p text:style-name="P3">db.tvShows.find({genres: <text:span text:style-name="T4">{$eq: </text:span><text:span text:style-name="T2">a genre of choice</text:span><text:span text:style-name="T4">, $size: </text:span><text:span text:style-name="T2">a number of choice</text:span><text:span text:style-name="T4">}</text:span>}).sort({id: 1})</text:p>
            </text:list-header>
          </text:list>
        </text:list-item>
      </text:list>
      <text:list xml:id="list5214948333846988256" text:style-name="L8">
        <text:list-item>
          <text:list>
            <text:list-item>
              <text:list>
                <text:list-item>
                  <text:list>
                    <text:list-item>
                      <text:p text:style-name="P5">3.2.b. all specified genres at least, without regard to order of input:</text:p>
                    </text:list-item>
                  </text:list>
                </text:list-item>
              </text:list>
            </text:list-item>
          </text:list>
        </text:list-item>
      </text:list>
      <text:list xml:id="list38675927" text:continue-list="list38651937" text:style-name="L6">
        <text:list-item>
          <text:list>
            <text:list-header>
              <text:p text:style-name="P3">db.tvShows.find({genres: <text:span text:style-name="T4">{$all: [</text:span><text:span text:style-name="T2">a genre of choice</text:span><text:span text:style-name="T4">, </text:span><text:span text:style-name="T2">a genre of choice</text:span><text:span text:style-name="T4">, etc.]</text:span>}}).sort({id: 1})</text:p>
              <text:p text:style-name="P3">- 3.3. with a keyword present in the summary (a text index is required + sorting by relevance):</text:p>
            </text:list-header>
          </text:list>
        </text:list-item>
      </text:list>
      <text:list xml:id="list934475815296226470" text:style-name="L9">
        <text:list-item>
          <text:list>
            <text:list-item>
              <text:p text:style-name="P6">db.tvShows.createIndex({summary: "text"})</text:p>
            </text:list-item>
            <text:list-item>
              <text:p text:style-name="P6">db.tvShows.find(</text:p>
              <text:p text:style-name="P6">{ $text: { $search: "\"<text:span text:style-name="T2">a keyword of choice</text:span>\"" } },</text:p>
              <text:p text:style-name="P6">{ score: { $meta: "textScore" } }</text:p>
              <text:p text:style-name="P6">).sort( { score: { $meta: "textScore" } } )</text:p>
            </text:list-item>
          </text:list>
        </text:list-item>
      </text:list>
      <text:p text:style-name="Standard"/>
      <text:p text:style-name="Standard"/>
      <text:p text:style-name="Standard"><text:soft-page-break/></text:p>
      <text:h text:style-name="Heading_20_1" text:outline-level="1">Testing the Database Queries in the Shell </text:h>
      <text:list xml:id="list861494964269112024" text:style-name="L11">
        <text:list-item>
          <text:p text:style-name="P9"><text:span text:style-name="T5">Id values between 1 included and 240 included are valid</text:span>. Error message needed for other values. Another scenario may be to give the choice to the user to select a preferred number of randoms titles. In this case, we will use: db.tvShows.aggregate([{$sample: {size: <text:span text:style-name="T2">a value between 1 and 240</text:span>}}])</text:p>
        </text:list-item>
        <text:list-item>
          <text:p text:style-name="P9">The query returns <text:span text:style-name="T5">240 documents</text:span>. It may be useful to the user to know the range of runtime available (<text:span text:style-name="T5">25-120 minutes</text:span>) and to select a preferred sorting order.</text:p>
          <text:p text:style-name="P9">The following query returns the longest runtime available: db.tvShows.find({},{name: 1, genres: 1, summary: 1, runtime: 1, "rating.average": 1}).sort({runtime: -1}).limit(1).pretty() <text:s/><text:span text:style-name="T5">120 minutes </text:span></text:p>
          <text:p text:style-name="P9"><text:span text:style-name="T6">The following, the shortest:</text:span><text:span text:style-name="T5"> </text:span><text:span text:style-name="T6">db.tvShows.find({},{name: 1, genres: 1, summary: 1, runtime: 1, "rating.average": 1}).sort({runtime: -1}).limit(1).pretty() <text:s/></text:span><text:span text:style-name="T5">25 minutes</text:span></text:p>
        </text:list-item>
        <text:list-item>
          <text:p text:style-name="P9">Use case 3.1. <text:span text:style-name="T5">Runtime lower than and equal to 30 minutes returns 64 documents</text:span>. <text:span text:style-name="T5">Lower than and equal to 60 minutes returns 238 documents</text:span>. Because of this particularity of the database documents, it may be interesting to specify a lower and upper limit to facilitate the selection of a preferred runtime.</text:p>
          <text:p text:style-name="P9">db.tvShows.find({$and: [{runtime: {$lte: 60}},{runtime: {$gte: 30}}]}).sort({runtime: -1}).count() <text:s text:c="85"/><text:span text:style-name="T5">236</text:span></text:p>
          <text:p text:style-name="P9"><text:span text:style-name="T6">db.tvShows.find({$and: [{runtime: {$lte: 40}},{runtime: {$gte: 30}}]}).sort({runtime:-1}).count()</text:span><text:span text:style-name="T5"><text:tab/><text:tab/><text:tab/><text:tab/><text:tab/><text:tab/><text:tab/><text:tab/>62</text:span></text:p>
          <text:p text:style-name="P9">Use case 3.2.a. There is <text:span text:style-name="T5">at least one document with no genre mentioned</text:span> (an empty array is being returned) with the query: db.tvShows.find().sort({genres: 1}).limit(1).pretty()</text:p>
          <text:p text:style-name="P9">db.tvShows.aggregate([{$project: {id: 1, genres: { $cond: { if: { $isArray: "$genres" }, then: { $size: "$genres" }, else: "NA"}}}}] ) returns all the sizes of the array field "genres" available, <text:span text:style-name="T5">ranging from 0 to 4</text:span><text:span text:style-name="T6">. It may be useful to mention this size range to the user. </text:span></text:p>
          <text:p text:style-name="P9"><text:span text:style-name="T6">Use case 3.2.b. Names of the genres starts with an uppercase letter. It is useful to mention it to the user. Error message is genre not found.</text:span></text:p>
          <text:p text:style-name="P9">Use case 3.3. Issue with one of the text summary written in Japanese: </text:p>
        </text:list-item>
      </text:list>
      <text:p text:style-name="P8">{</text:p>
      <text:p text:style-name="P8"><text:s text:c="8"/>"ok" : 0,</text:p>
      <text:p text:style-name="P8"><text:s text:c="8"/>"errmsg" : "Index build failed: 7c8cd912-f036-4fc0-b1a7-86d4e5904c26: Collection MediasData.tvShows ( cb102b16-64d1-4bfb-9495-8a5f00b831bc ) :: caused by :: language override unsupported: Japanese",</text:p>
      <text:p text:style-name="P8"><text:s text:c="8"/>"code" : 17262,</text:p>
      <text:p text:style-name="P8"><text:s text:c="8"/>"codeName" : "Location17262"</text:p>
      <text:p text:style-name="P8">}</text:p>
      <text:p text:style-name="Standard"/>
      <text:p text:style-name="Standard">Japanese is not one of the following supported languages by mongoDb: <text:a xlink:type="simple" xlink:href="https://docs.mongodb.com/manual/reference/text-search-languages/" text:style-name="Internet_20_link" text:visited-style-name="Visited_20_Internet_20_Link">Text Search Languages — MongoDB Manual</text:a> </text:p>
      <text:p text:style-name="Standard"/>
      <text:p text:style-name="Standard">Another way is to launch a query for a 'like-match' of the keyword in the string summary field, without case-sensitivity, like following: db.tvShows.find({summary: { $regex: /<text:span text:style-name="T2">the keyword</text:span>/ , $options: 'i'}} ).pretty() </text:p>
      <text:p text:style-name="Standard"/>
      <text:p text:style-name="Standard"/>
      <text:h text:style-name="Heading_20_3" text:outline-level="3"><text:soft-page-break/>Functionalities</text:h>
      <text:p text:style-name="Text_20_body"/>
      <text:p text:style-name="Text_20_body">After some considerations, some fields may be not so interesting to the general users. We choose to exclude a handle of them and to keep to following list of fields to create infos sheets for each tv shows:</text:p>
      <text:list xml:id="list1272836345898430353" text:style-name="L14">
        <text:list-item>
          <text:p text:style-name="P10">id</text:p>
        </text:list-item>
        <text:list-item>
          <text:p text:style-name="P10">title (for "name")</text:p>
        </text:list-item>
        <text:list-item>
          <text:p text:style-name="P10">summary</text:p>
        </text:list-item>
        <text:list-item>
          <text:p text:style-name="P10">language</text:p>
        </text:list-item>
        <text:list-item>
          <text:p text:style-name="P10">genres (list)</text:p>
        </text:list-item>
        <text:list-item>
          <text:p text:style-name="P10">status</text:p>
        </text:list-item>
        <text:list-item>
          <text:p text:style-name="P10">runtime</text:p>
        </text:list-item>
        <text:list-item>
          <text:p text:style-name="P10">premiered</text:p>
        </text:list-item>
        <text:list-item>
          <text:p text:style-name="P10">average rating</text:p>
        </text:list-item>
        <text:list-item>
          <text:p text:style-name="P10">network (with "name", "country", "timezone")</text:p>
        </text:list-item>
        <text:list-item>
          <text:p text:style-name="P10">links: "url" and "officialSite"</text:p>
        </text:list-item>
        <text:list-item>
          <text:p text:style-name="P10">imbd ref. ("externals.imbd")</text:p>
        </text:list-item>
        <text:list-item>
          <text:p text:style-name="P10">tvrage ref. ("externals.tvrage")</text:p>
        </text:list-item>
        <text:list-item>
          <text:p text:style-name="P10">thetvdb ref. <text:s/>("externals.thetvdb")</text:p>
        </text:list-item>
        <text:list-item>
          <text:p text:style-name="P10">1 image</text:p>
          <text:p text:style-name="P10"/>
        </text:list-item>
      </text:list>
      <text:p text:style-name="Text_20_body">The following three features will be three different ways to get to the infos sheets:</text:p>
      <text:list xml:id="list38666443" text:continue-list="list3167065172502203057" text:style-name="L3">
        <text:list-header>
          <text:p text:style-name="P2"><text:span text:style-name="T5">Random Generator</text:span>: the user should be able to retrieve infos sheets for <text:span text:style-name="T5">up to 3</text:span> random tv show.</text:p>
          <text:p text:style-name="P2"/>
          <text:p text:style-name="P2"><text:span text:style-name="T5">Catalog</text:span>: the user should be able to consult a catalog of <text:span text:style-name="T1">name, genres, summary, runtime, links </text:span><text:span text:style-name="T3">and</text:span><text:span text:style-name="T1"> rating</text:span> for each available shows, ordered by ascending or descending runtimes (25-120 minutes). By cliking on a title, the infos sheet is retrieved</text:p>
          <text:p text:style-name="P2"/>
          <text:p text:style-name="P2"><text:span text:style-name="T5">Search Engine</text:span>: the user should be able to query the database, to find avaible TV shows:</text:p>
          <text:list>
            <text:list-item>
              <text:list>
                <text:list-header>
                  <text:p text:style-name="P2"/>
                </text:list-header>
              </text:list>
            </text:list-item>
          </text:list>
        </text:list-header>
      </text:list>
      <text:list xml:id="list4177693675215685630" text:style-name="L13">
        <text:list-item>
          <text:list>
            <text:list-header>
              <text:p text:style-name="P7">of a preferred duration (lower-upper limits, between 25 and 120)</text:p>
            </text:list-header>
            <text:list-item>
              <text:p text:style-name="P7">and/or</text:p>
              <text:p text:style-name="P7">of preferred genres:</text:p>
              <text:list>
                <text:list-item>
                  <text:p text:style-name="P7">a. At least one genre and mixed or not (1 to 4)</text:p>
                </text:list-item>
                <text:list-item>
                  <text:p text:style-name="P7">b. No genre specified or a bundle of genres (0 to 4)</text:p>
                </text:list-item>
                <text:list-item>
                  <text:p text:style-name="P7">no match possible</text:p>
                </text:list-item>
              </text:list>
            </text:list-item>
            <text:list-item>
              <text:p text:style-name="P7">and/or</text:p>
              <text:p text:style-name="P7">with a keyword present in the summary:</text:p>
              <text:list>
                <text:list-item>
                  <text:p text:style-name="P7">not case-sensitive</text:p>
                </text:list-item>
                <text:list-item>
                  <text:p text:style-name="P7">no match possibl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8M15S</meta:editing-duration>
    <meta:editing-cycles>24</meta:editing-cycles>
    <meta:generator>OpenOffice/4.1.6$Win32 OpenOffice.org_project/416m1$Build-9790</meta:generator>
    <dc:date>2021-05-15T18:43:37.44</dc:date>
    <dc:creator>Christine Roels</dc:creator>
    <meta:document-statistic meta:table-count="0" meta:image-count="0" meta:object-count="0" meta:page-count="3" meta:paragraph-count="79" meta:word-count="982" meta:character-count="6131"/>
    <meta:user-defined meta:name="Info 1"/>
    <meta:user-defined meta:name="Info 2"/>
    <meta:user-defined meta:name="Info 3"/>
    <meta:user-defined meta:name="Info 4"/>
  </office:meta>
</office:document-meta>
</file>